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594cm" fo:min-width="3.444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11cm"/>
    </style:style>
    <style:style style:name="gr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602cm" fo:min-width="3.552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2cm"/>
    </style:style>
    <style:style style:name="gr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232cm" fo:min-width="1.682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95cm"/>
    </style:style>
    <style:style style:name="gr9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10pt" style:font-size-asian="10pt" style:font-size-complex="10pt"/>
    </style:style>
    <style:style style:name="P5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6" style:family="paragraph">
      <loext:graphic-properties draw:fill="none" draw:fill-color="#ffffff"/>
      <style:text-properties fo:color="#ffffff" fo:font-size="15pt" style:font-size-asian="15pt" style:font-size-complex="15pt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fo:font-size="15pt" style:font-size-asian="15pt" style:font-size-complex="15pt"/>
    </style:style>
    <style:style style:name="T4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custom-shape draw:style-name="gr1" draw:text-style-name="P1" draw:layer="layout" svg:width="4.2cm" svg:height="2.1cm" svg:x="4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xml:id="id3" draw:id="id3" draw:layer="layout" svg:x1="2.5cm" svg:y1="1.6cm" svg:x2="4cm" svg:y2="1.6cm">
          <text:p/>
        </draw:line>
        <draw:frame draw:style-name="gr3" draw:text-style-name="P2" draw:layer="layout" svg:width="1.111cm" svg:height="1.038cm" svg:x="8.489cm" svg:y="0.462cm">
          <draw:text-box>
            <text:p><text:span text:style-name="T1">q</text:span></text:p>
          </draw:text-box>
        </draw:frame>
        <draw:custom-shape draw:style-name="gr1" draw:text-style-name="P1" draw:layer="layout" svg:width="4.2cm" svg:height="2.1cm" svg:x="4.001cm" svg:y="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4.2cm" svg:height="1cm" svg:x="5.8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745cm" svg:height="1.039cm" svg:x="6.055cm" svg:y="3.2cm">
          <draw:text-box>
            <text:p text:style-name="P3"><text:span text:style-name="T2">Sensor </text:span></text:p>
            <text:p text:style-name="P3"><text:span text:style-name="T2">(encoder, tacômetro)</text:span></text:p>
          </draw:text-box>
        </draw:frame>
        <draw:custom-shape draw:style-name="gr6" draw:text-style-name="P1" xml:id="id4" draw:id="id4" draw:layer="layout" svg:width="2.4cm" svg:height="1.7cm" svg:x="2.3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2.335cm" svg:height="0.725cm" svg:x="2.3cm" svg:y="2.975cm">
          <draw:text-box>
            <text:p><text:span text:style-name="T2">Controlador</text:span></text:p>
          </draw:text-box>
        </draw:frame>
        <draw:frame draw:style-name="gr8" draw:text-style-name="P6" draw:layer="layout" svg:width="2.043cm" svg:height="0.839cm" svg:x="2.4cm" svg:y="3.561cm">
          <draw:text-box>
            <text:p><text:span text:style-name="T3">h(q, q)</text:span></text:p>
          </draw:text-box>
        </draw:frame>
        <draw:line draw:style-name="gr9" draw:text-style-name="P1" xml:id="id1" draw:id="id1" draw:layer="layout" svg:x1="8.2cm" svg:y1="1.6cm" svg:x2="10.2cm" svg:y2="1.6cm">
          <text:p/>
        </draw:line>
        <draw:connector draw:style-name="gr2" draw:text-style-name="P1" draw:layer="layout" draw:type="curve" svg:x1="10.2cm" svg:y1="1.6cm" svg:x2="10cm" svg:y2="3.7cm" draw:start-shape="id1" draw:start-glue-point="1" draw:end-shape="id2" draw:end-glue-point="1" svg:d="M10200 1600c790 0 890 2100-200 2100" svg:viewBox="0 0 806 2101">
          <text:p/>
        </draw:connector>
        <draw:connector draw:style-name="gr9" draw:text-style-name="P1" draw:layer="layout" draw:type="curve" svg:x1="2.5cm" svg:y1="1.6cm" svg:x2="2.3cm" svg:y2="3.75cm" draw:start-shape="id3" draw:start-glue-point="3" draw:end-shape="id4" draw:end-glue-point="3" svg:d="M2500 1600c-1090 0-990 2150-200 2150" svg:viewBox="0 0 806 2151">
          <text:p/>
        </draw:connector>
        <draw:line draw:style-name="gr2" draw:text-style-name="P1" draw:layer="layout" svg:x1="5.8cm" svg:y1="3.7cm" svg:x2="4.7cm" svg:y2="3.7cm">
          <text:p/>
        </draw:line>
        <draw:frame draw:style-name="gr3" draw:text-style-name="P2" draw:layer="layout" svg:width="1.111cm" svg:height="1.038cm" svg:x="8.49cm" svg:y="0.462cm">
          <draw:text-box>
            <text:p><text:span text:style-name="T1">q,</text:span></text:p>
          </draw:text-box>
        </draw:frame>
        <draw:g>
          <draw:frame draw:style-name="gr3" draw:text-style-name="P2" draw:layer="layout" svg:width="1.111cm" svg:height="1.038cm" svg:x="9.19cm" svg:y="0.462cm">
            <draw:text-box>
              <text:p><text:span text:style-name="T1">q</text:span></text:p>
            </draw:text-box>
          </draw:frame>
          <draw:custom-shape draw:style-name="gr10" draw:text-style-name="P7" draw:layer="layout" svg:width="0.1cm" svg:height="0.1cm" svg:x="9.601cm" svg:y="0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9" draw:layer="layout" svg:width="2.013cm" svg:height="0.962cm" svg:x="5.101cm" svg:y="1.138cm">
          <draw:text-box>
            <text:p text:style-name="P8"><text:span text:style-name="T4">Robô</text:span></text:p>
          </draw:text-box>
        </draw:frame>
        <draw:frame draw:style-name="gr3" draw:text-style-name="P2" draw:layer="layout" svg:width="1.111cm" svg:height="1.038cm" svg:x="2.201cm" svg:y="0.562cm">
          <draw:text-box>
            <text:p><text:span text:style-name="T1">τ</text:span></text:p>
          </draw:text-box>
        </draw:frame>
        <draw:custom-shape draw:style-name="gr10" draw:text-style-name="P7" draw:layer="layout" svg:width="0.1cm" svg:height="0.1cm" svg:x="3.8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3-24T12:43:15.699000000</dc:date>
    <meta:editing-duration>PT51M19S</meta:editing-duration>
    <meta:editing-cycles>9</meta:editing-cycles>
    <meta:generator>LibreOffice/6.2.7.1$Windows_X86_64 LibreOffice_project/23edc44b61b830b7d749943e020e96f5a7df63bf</meta:generator>
    <meta:document-statistic meta:object-count="20"/>
  </office:meta>
</office:document-meta>
</file>